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48pt" style:font-size-asian="48pt" style:font-size-complex="48pt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48pt" fo:font-weight="bold" style:font-size-asian="48pt" style:font-size-complex="48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48pt" fo:font-weight="bold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Nie mam nic</text:span><text:span text:style-name="T1"><text:line-break/></text:span><text:span text:style-name="T1">co mógłbym Tobie dać,</text:span><text:span text:style-name="T1"><text:line-break/></text:span><text:span text:style-name="T1">I nie wiem jak iść,</text:span><text:span text:style-name="T1"><text:line-break/></text:span><text:span text:style-name="T1">żeby już nie gubić się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ięc serce swe oddaję Ci</text:span><text:span text:style-name="T1"><text:line-break/></text:span><text:span text:style-name="T1">Nie pragnę nic, tylko łaski.</text:span><text:span text:style-name="T1"><text:line-break/></text:span><text:span text:style-name="T1"><text:line-break/></text:span><text:span text:style-name="T1">Więc serce swe oddaję Ci</text:span><text:span text:style-name="T1"><text:line-break/></text:span><text:span text:style-name="T1">Nie pragnę nic, tylko łaski Twej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Miłością swą zatrzymaj czas,</text:span><text:span text:style-name="T1"><text:line-break/></text:span><text:span text:style-name="T1">Niech będzie tak, byśmy mogli trwać,</text:span><text:span text:style-name="T1"><text:line-break/></text:span><text:span text:style-name="T1"><text:line-break/></text:span><text:span text:style-name="T1">W nadziei, że Ty jesteś tu,</text:span><text:span text:style-name="T1"><text:line-break/></text:span><text:span text:style-name="T1">Przychodzisz by nam dodać sił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6-12-15T19:35:47</meta:creation-date>
    <dc:date>2015-06-22T19:13:44.76</dc:date>
    <dc:language>pl-PL</dc:language>
    <meta:editing-cycles>26</meta:editing-cycles>
    <meta:editing-duration>PT1H27M40S</meta:editing-duration>
    <dc:creator>Woda Życia</dc:creator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